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fill-color="#ff8000" draw:textarea-horizontal-align="justify" draw:textarea-vertical-align="middle" draw:auto-grow-height="false" fo:min-height="0.631cm" fo:min-width="2.175cm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0.629cm" fo:min-width="2.175cm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0.629cm" fo:min-width="2.173cm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0.63cm" fo:min-width="2.174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1.831cm" fo:min-width="1.5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4.356cm"/>
      <style:paragraph-properties style:writing-mode="lr-tb"/>
    </style:style>
    <style:style style:name="gr10" style:family="graphic" style:parent-style-name="standard">
      <style:graphic-properties svg:stroke-opacity="60%" draw:fill="solid" draw:fill-color="#5983b0" draw:textarea-horizontal-align="justify" draw:textarea-vertical-align="middle" draw:auto-grow-height="false" fo:min-height="1.672cm" fo:min-width="1.252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svg:stroke-opacity="60%" draw:fill="solid" draw:fill-color="#5983b0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4.5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4cm"/>
      <style:paragraph-properties style:writing-mode="lr-tb"/>
    </style:style>
    <style:style style:name="gr19" style:family="graphic" style:parent-style-name="standard">
      <style:graphic-properties draw:fill="solid" draw:fill-color="#729fcf" draw:textarea-horizontal-align="justify" draw:textarea-vertical-align="middle" draw:auto-grow-height="false" fo:min-height="0.04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cm" fo:min-width="1.302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.531cm"/>
      <style:paragraph-properties style:writing-mode="lr-tb"/>
    </style:style>
    <style:style style:name="gr23" style:family="graphic" style:parent-style-name="standard">
      <style:graphic-properties draw:fill="solid" draw:fill-color="#f10d0c" draw:textarea-vertical-align="middle" draw:auto-grow-height="false" fo:min-height="3.739cm" fo:min-width="3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1cm" fo:min-width="1.21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91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869cm"/>
      <style:paragraph-properties style:writing-mode="lr-tb"/>
    </style:style>
    <style:style style:name="gr27" style:family="graphic" style:parent-style-name="standard">
      <style:graphic-properties draw:fill="solid" draw:fill-color="#f10d0c" draw:textarea-vertical-align="middle" draw:auto-grow-height="false" fo:min-height="3.74cm" fo:min-width="3.451cm"/>
    </style:style>
    <style:style style:name="gr28" style:family="graphic" style:parent-style-name="standard">
      <style:graphic-properties draw:fill="solid" draw:fill-color="#f10d0c" draw:textarea-vertical-align="middle" draw:auto-grow-height="false" fo:min-height="3.514cm" fo:min-width="3.11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35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1.356cm"/>
      <style:paragraph-properties style:writing-mode="lr-tb"/>
    </style:style>
    <style:style style:name="gr32" style:family="graphic" style:parent-style-name="standard">
      <style:graphic-properties draw:fill-color="#c064e5" draw:textarea-horizontal-align="justify" draw:textarea-vertical-align="middle" draw:auto-grow-height="false" fo:min-height="0.042cm" fo:min-width="0cm"/>
    </style:style>
    <style:style style:name="gr3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objectwithoutfill">
      <style:graphic-properties svg:stroke-color="#c064e5" draw:fill="none" draw:textarea-vertical-align="middle"/>
    </style:style>
    <style:style style:name="gr36" style:family="graphic" style:parent-style-name="standard">
      <style:graphic-properties draw:fill-color="#ff8000" draw:textarea-horizontal-align="justify" draw:textarea-vertical-align="middle" draw:auto-grow-height="false" fo:min-height="0.631cm" fo:min-width="2.174cm"/>
    </style:style>
    <style:style style:name="gr37" style:family="graphic" style:parent-style-name="standard">
      <style:graphic-properties draw:fill-color="#bbe33d" draw:textarea-horizontal-align="justify" draw:textarea-vertical-align="middle" draw:auto-grow-height="false" fo:min-height="1.804cm" fo:min-width="1.2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9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13cm"/>
      <style:paragraph-properties style:writing-mode="lr-tb"/>
    </style:style>
    <style:style style:name="gr40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8000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-color="#bbe33d"/>
      <style:paragraph-properties fo:text-align="center"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6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7" style:family="paragraph">
      <loext:graphic-properties draw:fill="solid" draw:fill-color="#5983b0"/>
      <style:paragraph-properties fo:text-align="center"/>
      <style:text-properties fo:language="en" fo:country="G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solid" draw:fill-color="#f10d0c"/>
      <style:paragraph-properties fo:text-align="center"/>
    </style:style>
    <style:style style:name="P14" style:family="paragraph">
      <loext:graphic-properties draw:fill-color="#c064e5"/>
      <style:paragraph-properties fo:text-align="center"/>
    </style:style>
    <style:style style:name="P15" style:family="paragraph">
      <style:paragraph-properties fo:text-align="center" style:writing-mode="lr-tb"/>
      <style:text-properties fo:font-size="18pt" fo:language="en" fo:country="GB"/>
    </style:style>
    <style:style style:name="P16" style:family="paragraph">
      <loext:graphic-properties draw:fill-color="#bbe33d"/>
      <style:paragraph-properties fo:text-align="center" style:writing-mode="lr-tb"/>
      <style:text-properties fo:font-size="18pt" fo:language="en" fo:country="GB"/>
    </style:style>
    <style:style style:name="P17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675cm" svg:height="0.881cm" svg:x="7.383cm" svg:y="2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2.675cm" svg:height="0.881cm" svg:x="15.047cm" svg:y="2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675cm" svg:height="0.879cm" svg:x="7.383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2.673cm" svg:height="0.879cm" svg:x="15.208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" draw:id="id5" draw:layer="layout" svg:width="2.674cm" svg:height="0.88cm" draw:transform="rotate (1.5707963267949) translate (12.28cm 7.6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7.383cm" svg:y1="3.279cm" svg:x2="4.743cm" svg:y2="4.982cm" draw:start-shape="id1" draw:start-glue-point="3" draw:end-shape="id2" draw:end-glue-point="4" svg:d="M7383 3279h-2640v1703" svg:viewBox="0 0 2641 1704">
          <text:p/>
        </draw:connector>
        <draw:connector draw:style-name="gr5" draw:text-style-name="P2" draw:layer="layout" svg:x1="4.743cm" svg:y1="7.925cm" svg:x2="7.383cm" svg:y2="9.506cm" draw:start-shape="id2" draw:start-glue-point="8" draw:end-shape="id3" draw:end-glue-point="3" svg:d="M4743 7925v1581h2640" svg:viewBox="0 0 2641 1582">
          <text:p/>
        </draw:connector>
        <draw:connector draw:style-name="gr6" draw:text-style-name="P2" draw:layer="layout" svg:x1="10.058cm" svg:y1="9.506cm" svg:x2="15.208cm" svg:y2="9.506cm" draw:start-shape="id3" draw:start-glue-point="1" draw:end-shape="id4" draw:end-glue-point="3" svg:d="M10058 9506h5150" svg:viewBox="0 0 5151 1">
          <text:p/>
        </draw:connector>
        <draw:connector draw:style-name="gr5" draw:text-style-name="P2" draw:layer="layout" svg:x1="12.72cm" svg:y1="7.655cm" svg:x2="15.208cm" svg:y2="9.506cm" draw:start-shape="id5" draw:start-glue-point="3" draw:end-shape="id4" draw:end-glue-point="3" svg:d="M12720 7655v1851h2488" svg:viewBox="0 0 2489 1852">
          <text:p/>
        </draw:connector>
        <draw:connector draw:style-name="gr5" draw:text-style-name="P2" draw:layer="layout" svg:x1="15.047cm" svg:y1="3.279cm" svg:x2="12.72cm" svg:y2="4.981cm" draw:start-shape="id6" draw:start-glue-point="3" draw:end-shape="id5" draw:end-glue-point="1" svg:d="M15047 3279h-2327v1702" svg:viewBox="0 0 2328 1703">
          <text:p/>
        </draw:connector>
        <draw:custom-shape draw:style-name="gr7" draw:text-style-name="P4" xml:id="id2" draw:id="id2" draw:layer="layout" svg:width="2.942cm" svg:height="2.943cm" svg:x="3.272cm" svg:y="4.982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01cm" svg:height="1.779cm" svg:x="2.171cm" svg:y="5.92cm">
          <draw:text-box>
            <text:p><text:span text:style-name="T1">V</text:span><text:span text:style-name="T2">a</text:span></text:p>
          </draw:text-box>
        </draw:frame>
        <draw:frame draw:style-name="gr9" draw:text-style-name="P6" draw:layer="layout" svg:width="4.856cm" svg:height="1.779cm" svg:x="20.735cm" svg:y="7.207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10" draw:text-style-name="P7" draw:layer="layout" svg:width="3.503cm" svg:height="3.843cm" svg:x="18.242cm" svg:y="4.32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7" draw:layer="layout" svg:x1="19.99cm" svg:y1="5.442cm" svg:x2="19.99cm" svg:y2="7.332cm">
            <text:p/>
          </draw:line>
        </draw:g>
        <draw:frame draw:style-name="gr12" draw:text-style-name="P6" draw:layer="layout" svg:width="5.058cm" svg:height="1.778cm" svg:x="13.13cm" svg:y="15.622cm">
          <draw:text-box>
            <text:p><text:span text:style-name="T5">V</text:span><text:span text:style-name="T6">D</text:span><text:span text:style-name="T5"> = K</text:span><text:span text:style-name="T6">D</text:span><text:span text:style-name="T5"> </text:span><text:span text:style-name="T5">I</text:span><text:span text:style-name="T6">D</text:span><text:span text:style-name="T3"> </text:span></text:p>
          </draw:text-box>
        </draw:frame>
        <draw:connector draw:style-name="gr5" draw:text-style-name="P8" draw:layer="layout" svg:x1="10.058cm" svg:y1="9.506cm" svg:x2="12.706cm" svg:y2="11.515cm" draw:start-shape="id3" draw:start-glue-point="1" draw:end-shape="id7" draw:end-glue-point="4" svg:d="M10058 9506h2648v2009" svg:viewBox="0 0 2649 2010">
          <text:p/>
        </draw:connector>
        <draw:connector draw:style-name="gr5" draw:text-style-name="P8" draw:layer="layout" svg:x1="10.058cm" svg:y1="3.279cm" svg:x2="12.72cm" svg:y2="4.981cm" draw:start-shape="id1" draw:start-glue-point="1" draw:end-shape="id5" draw:end-glue-point="1" svg:d="M10058 3279h2662v1702" svg:viewBox="0 0 2663 1703">
          <text:p/>
        </draw:connector>
        <draw:connector draw:style-name="gr5" draw:text-style-name="P8" draw:layer="layout" svg:x1="17.881cm" svg:y1="9.506cm" svg:x2="19.692cm" svg:y2="9.553cm" draw:start-shape="id4" draw:start-glue-point="1" draw:end-shape="id8" draw:end-glue-point="6" svg:d="M17881 9506h905v47h906" svg:viewBox="0 0 1812 48">
          <text:p/>
        </draw:connector>
        <draw:connector draw:style-name="gr5" draw:text-style-name="P8" draw:layer="layout" svg:x1="17.722cm" svg:y1="3.279cm" svg:x2="19.993cm" svg:y2="4.326cm" draw:start-shape="id6" draw:start-glue-point="1" draw:end-shape="id9" draw:end-glue-point="0" svg:d="M17722 3279h2271v1047" svg:viewBox="0 0 2272 1048">
          <text:p/>
        </draw:connector>
        <draw:connector draw:style-name="gr5" draw:text-style-name="P8" draw:layer="layout" svg:x1="19.993cm" svg:y1="8.169cm" svg:x2="19.982cm" svg:y2="12.254cm" draw:start-shape="id9" draw:start-glue-point="2" svg:d="M19993 8169v2293h-11v1792" svg:viewBox="0 0 12 4086">
          <text:p/>
        </draw:connector>
        <draw:connector draw:style-name="gr6" draw:text-style-name="P8" draw:layer="layout" svg:x1="4.735cm" svg:y1="10.357cm" svg:x2="7.383cm" svg:y2="9.506cm" draw:start-shape="id10" draw:start-glue-point="1" draw:end-shape="id3" draw:end-glue-point="3" svg:d="M4735 10357v-851h2648" svg:viewBox="0 0 2649 852">
          <text:p/>
        </draw:connector>
        <draw:frame draw:style-name="gr13" draw:text-style-name="P9" draw:layer="layout" svg:width="1.856cm" svg:height="1.778cm" svg:x="7.894cm" svg:y="1.729cm">
          <draw:text-box>
            <text:p>R<text:span text:style-name="T7">1</text:span></text:p>
          </draw:text-box>
        </draw:frame>
        <draw:frame draw:style-name="gr14" draw:text-style-name="P9" draw:layer="layout" svg:width="1.855cm" svg:height="1.778cm" svg:x="8.039cm" svg:y="18.009cm">
          <draw:text-box>
            <text:p>R<text:span text:style-name="T7">7</text:span></text:p>
          </draw:text-box>
        </draw:frame>
        <draw:frame draw:style-name="gr15" draw:text-style-name="P9" draw:layer="layout" svg:width="1.854cm" svg:height="1.779cm" svg:x="15.709cm" svg:y="9.827cm">
          <draw:text-box>
            <text:p>R<text:span text:style-name="T7">5</text:span></text:p>
          </draw:text-box>
        </draw:frame>
        <draw:frame draw:style-name="gr16" draw:text-style-name="P9" draw:layer="layout" svg:width="1.855cm" svg:height="1.779cm" svg:x="7.858cm" svg:y="9.827cm">
          <draw:text-box>
            <text:p>R<text:span text:style-name="T7">4</text:span></text:p>
          </draw:text-box>
        </draw:frame>
        <draw:frame draw:style-name="gr17" draw:text-style-name="P9" draw:layer="layout" svg:width="1.856cm" svg:height="1.779cm" svg:x="13.005cm" svg:y="5.664cm">
          <draw:text-box>
            <text:p>R<text:span text:style-name="T7">3</text:span></text:p>
          </draw:text-box>
        </draw:frame>
        <draw:frame draw:style-name="gr13" draw:text-style-name="P9" draw:layer="layout" svg:width="1.856cm" svg:height="1.778cm" svg:x="15.467cm" svg:y="1.7cm">
          <draw:text-box>
            <text:p>R<text:span text:style-name="T7">2</text:span></text:p>
          </draw:text-box>
        </draw:frame>
        <draw:frame draw:style-name="gr18" draw:text-style-name="P9" draw:layer="layout" svg:width="1.854cm" svg:height="1.778cm" svg:x="3.094cm" svg:y="10.781cm">
          <draw:text-box>
            <text:p>R<text:span text:style-name="T7">6</text:span></text:p>
          </draw:text-box>
        </draw:frame>
        <draw:custom-shape draw:style-name="gr19" draw:text-style-name="P10" draw:layer="layout" svg:width="0.375cm" svg:height="0.412cm" svg:x="12.505cm" svg:y="9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8" draw:id="id8" draw:layer="layout" svg:width="0.373cm" svg:height="0.412cm" svg:x="19.692cm" svg:y="9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73cm" svg:height="0.412cm" svg:x="12.508cm" svg:y="3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74cm" svg:height="0.412cm" svg:x="4.524cm" svg:y="9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1.802cm" svg:height="4.05cm" svg:x="10.631cm" svg:y="4.378cm">
          <draw:text-box>
            <text:p>+</text:p>
            <text:p>V<text:span text:style-name="T7">b</text:span></text:p>
            <text:p>-</text:p>
          </draw:text-box>
        </draw:frame>
        <draw:line draw:style-name="gr21" draw:text-style-name="P11" draw:layer="layout" svg:x1="5.514cm" svg:y1="10.626cm" svg:x2="5.514cm" svg:y2="13.639cm">
          <text:p/>
        </draw:line>
        <draw:frame draw:style-name="gr22" draw:text-style-name="P12" draw:layer="layout" svg:width="1.382cm" svg:height="1.781cm" svg:x="5.514cm" svg:y="9.983cm">
          <draw:text-box>
            <text:p><text:span text:style-name="T5">I</text:span><text:span text:style-name="T6">D</text:span></text:p>
          </draw:text-box>
        </draw:frame>
        <draw:custom-shape draw:style-name="gr23" draw:text-style-name="P13" draw:layer="layout" svg:width="3.947cm" svg:height="3.988cm" draw:transform="rotate (-1.01211643323151) translate (9.043cm 3.632cm)">
          <text:p/>
          <draw:enhanced-geometry svg:viewBox="0 0 21600 21600" draw:mirror-vertical="true" draw:mirror-horizontal="fals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4" draw:text-style-name="P6" draw:layer="layout" svg:width="1.715cm" svg:height="2.001cm" svg:x="8.045cm" svg:y="5.804cm">
          <draw:text-box>
            <text:p><text:span text:style-name="T3">I</text:span><text:span text:style-name="T4">a</text:span></text:p>
          </draw:text-box>
        </draw:frame>
        <draw:frame draw:style-name="gr25" draw:text-style-name="P6" draw:layer="layout" svg:width="1.411cm" svg:height="1.778cm" svg:x="15.554cm" svg:y="5.827cm">
          <draw:text-box>
            <text:p><text:span text:style-name="T3">I</text:span><text:span text:style-name="T4">b</text:span></text:p>
          </draw:text-box>
        </draw:frame>
        <draw:frame draw:style-name="gr26" draw:text-style-name="P6" draw:layer="layout" svg:width="1.369cm" svg:height="1.778cm" svg:x="8.051cm" svg:y="13.314cm">
          <draw:text-box>
            <text:p><text:span text:style-name="T3">I</text:span><text:span text:style-name="T4">c</text:span></text:p>
          </draw:text-box>
        </draw:frame>
        <draw:frame draw:style-name="gr25" draw:text-style-name="P6" draw:layer="layout" svg:width="1.411cm" svg:height="1.778cm" svg:x="15.554cm" svg:y="13.114cm">
          <draw:text-box>
            <text:p><text:span text:style-name="T3">I</text:span><text:span text:style-name="T4">d</text:span></text:p>
          </draw:text-box>
        </draw:frame>
        <draw:custom-shape draw:style-name="gr23" draw:text-style-name="P13" draw:layer="layout" svg:width="3.947cm" svg:height="3.988cm" draw:transform="skewX (0.000174532925199414) rotate (-1.01211643323151) translate (16.614cm 3.722cm)">
          <text:p/>
          <draw:enhanced-geometry svg:viewBox="0 0 21600 21600" draw:mirror-vertical="true" draw:mirror-horizontal="fals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13" draw:layer="layout" svg:width="3.95cm" svg:height="3.989cm" draw:transform="skewX (-0.000174532925199426) rotate (-1.01211643323151) translate (9.109cm 11.324cm)">
          <text:p/>
          <draw:enhanced-geometry svg:viewBox="0 0 21600 21600" draw:mirror-vertical="true" draw:mirror-horizontal="fals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3" draw:layer="layout" svg:width="3.618cm" svg:height="3.763cm" draw:transform="rotate (-1.01211643323151) translate (16.773cm 11.248cm)">
          <text:p/>
          <draw:enhanced-geometry svg:viewBox="0 0 21600 21600" draw:mirror-vertical="true" draw:mirror-horizontal="fals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9" draw:layer="layout" svg:width="1.856cm" svg:height="1.779cm" svg:x="4.451cm" svg:y="2.227cm">
          <draw:text-box>
            <text:p>1</text:p>
          </draw:text-box>
        </draw:frame>
        <draw:frame draw:style-name="gr29" draw:text-style-name="P9" draw:layer="layout" svg:width="0.853cm" svg:height="0.962cm" svg:x="12.246cm" svg:y="2.167cm">
          <draw:text-box>
            <text:p>2</text:p>
          </draw:text-box>
        </draw:frame>
        <draw:frame draw:style-name="gr17" draw:text-style-name="P9" draw:layer="layout" svg:width="1.856cm" svg:height="1.779cm" svg:x="19.53cm" svg:y="2.167cm">
          <draw:text-box>
            <text:p>3</text:p>
          </draw:text-box>
        </draw:frame>
        <draw:frame draw:style-name="gr29" draw:text-style-name="P9" draw:layer="layout" svg:width="0.853cm" svg:height="0.962cm" svg:x="3.442cm" svg:y="13.182cm">
          <draw:text-box>
            <text:p>9</text:p>
          </draw:text-box>
        </draw:frame>
        <draw:frame draw:style-name="gr30" draw:text-style-name="P9" draw:layer="layout" svg:width="0.853cm" svg:height="1.054cm" svg:x="11.853cm" svg:y="8.554cm">
          <draw:text-box>
            <text:p>5</text:p>
          </draw:text-box>
        </draw:frame>
        <draw:frame draw:style-name="gr31" draw:text-style-name="P9" draw:layer="layout" svg:width="1.856cm" svg:height="1.78cm" svg:x="19.96cm" svg:y="9.032cm">
          <draw:text-box>
            <text:p>6</text:p>
          </draw:text-box>
        </draw:frame>
        <draw:frame draw:style-name="gr14" draw:text-style-name="P9" draw:layer="layout" svg:width="1.855cm" svg:height="1.778cm" svg:x="4.687cm" svg:y="17.904cm">
          <draw:text-box>
            <text:p>7</text:p>
          </draw:text-box>
        </draw:frame>
        <draw:frame draw:style-name="gr29" draw:text-style-name="P9" draw:layer="layout" svg:width="0.853cm" svg:height="0.962cm" svg:x="11.655cm" svg:y="17.595cm">
          <draw:text-box>
            <text:p>8</text:p>
          </draw:text-box>
        </draw:frame>
        <draw:custom-shape draw:style-name="gr32" draw:text-style-name="P14" draw:layer="layout" svg:width="0.396cm" svg:height="0.412cm" svg:x="4.685cm" svg:y="17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75cm" svg:height="0.412cm" svg:x="19.693cm" svg:y="3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73cm" svg:height="0.412cm" svg:x="4.526cm" svg:y="3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3" draw:text-style-name="P11" draw:layer="layout" svg:x1="4.098cm" svg:y1="10.658cm" svg:x2="4.073cm" svg:y2="8.387cm">
            <text:p/>
          </draw:line>
          <draw:line draw:style-name="gr33" draw:text-style-name="P11" draw:layer="layout" svg:x1="4.106cm" svg:y1="10.66cm" svg:x2="4.081cm" svg:y2="8.389cm">
            <text:p/>
          </draw:line>
          <draw:line draw:style-name="gr33" draw:text-style-name="P11" draw:layer="layout" svg:x1="3.806cm" svg:y1="9.01cm" svg:x2="3.812cm" svg:y2="10.138cm">
            <text:p/>
          </draw:line>
          <draw:line draw:style-name="gr33" draw:text-style-name="P11" draw:layer="layout" svg:x1="3.566cm" svg:y1="9.316cm" svg:x2="3.569cm" svg:y2="9.858cm">
            <text:p/>
          </draw:line>
          <draw:line draw:style-name="gr33" draw:text-style-name="P11" draw:layer="layout" svg:x1="4.11cm" svg:y1="9.552cm" svg:x2="4.735cm" svg:y2="9.556cm">
            <text:p/>
          </draw:line>
        </draw:g>
        <draw:line draw:style-name="gr34" draw:text-style-name="P11" draw:layer="layout" svg:x1="9.894cm" svg:y1="17.595cm" svg:x2="12.706cm" svg:y2="17.595cm">
          <text:p/>
        </draw:line>
        <draw:line draw:style-name="gr34" draw:text-style-name="P11" draw:layer="layout" svg:x1="12.706cm" svg:y1="17.595cm" svg:x2="12.706cm" svg:y2="14.881cm">
          <text:p/>
        </draw:line>
        <draw:line draw:style-name="gr34" draw:text-style-name="P11" draw:layer="layout" svg:x1="19.993cm" svg:y1="11.086cm" svg:x2="20.003cm" svg:y2="17.595cm">
          <text:p/>
        </draw:line>
        <draw:line draw:style-name="gr34" draw:text-style-name="P11" draw:layer="layout" svg:x1="12.706cm" svg:y1="17.595cm" svg:x2="20.003cm" svg:y2="17.595cm">
          <text:p/>
        </draw:line>
        <draw:line draw:style-name="gr35" draw:text-style-name="P11" draw:layer="layout" svg:x1="4.735cm" svg:y1="10.094cm" svg:x2="4.763cm" svg:y2="14.144cm">
          <text:p/>
        </draw:line>
        <draw:custom-shape draw:style-name="gr1" draw:text-style-name="P1" xml:id="id10" draw:id="id10" draw:layer="layout" svg:width="2.675cm" svg:height="0.881cm" draw:transform="rotate (1.5707963267949) translate (4.295cm 13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4.816cm" svg:y1="16.181cm" svg:x2="7.456cm" svg:y2="17.762cm" svg:d="M4816 16181v1581h2640" svg:viewBox="0 0 2641 1582">
          <text:p/>
        </draw:connector>
        <draw:custom-shape draw:style-name="gr7" draw:text-style-name="P4" draw:layer="layout" svg:width="2.942cm" svg:height="2.943cm" svg:x="3.252cm" svg:y="14.144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2.674cm" svg:height="0.881cm" svg:x="7.22cm" svg:y="17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4" draw:layer="layout" svg:width="0.396cm" svg:height="0.412cm" svg:x="4.686cm" svg:y="17.4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7" draw:id="id7" draw:layer="layout" svg:width="3.438cm" svg:height="4.107cm" svg:x="10.987cm" svg:y="11.515cm">
          <text:p text:style-name="P15"><text:span text:style-name="T3">+</text:span></text:p>
          <text:p text:style-name="P15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9" draw:layer="layout" svg:width="1.899cm" svg:height="1.778cm" svg:x="1.353cm" svg:y="13.797cm">
          <draw:text-box>
            <text:p>Vaux</text:p>
          </draw:text-box>
        </draw:frame>
        <draw:frame draw:style-name="gr39" draw:text-style-name="P9" draw:layer="layout" svg:width="1.013cm" svg:height="0.962cm" svg:x="2.812cm" svg:y="9.132cm">
          <draw:text-box>
            <text:p>4</text:p>
          </draw:text-box>
        </draw:frame>
        <draw:custom-shape draw:style-name="gr19" draw:text-style-name="P10" draw:layer="layout" svg:width="0.396cm" svg:height="0.412cm" svg:x="4.687cm" svg:y="1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96cm" svg:height="0.412cm" svg:x="12.531cm" svg:y="17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96cm" svg:height="0.412cm" svg:x="4.556cm" svg:y="13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942cm" svg:height="2.943cm" svg:x="18.707cm" svg:y="12.214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01cm" svg:height="1.779cm" svg:x="21.649cm" svg:y="11.786cm">
          <draw:text-box>
            <text:p><text:span text:style-name="T1">V</text:span><text:span text:style-name="T2">x</text:span></text:p>
          </draw:text-box>
        </draw:frame>
        <presentation:notes draw:style-name="dp2">
          <draw:page-thumbnail draw:style-name="gr40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3">03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</text:span><text:span text:style-name="MT3">DEEC/Instit</text:span><text:span text:style-name="MT3">uto </text:span><text:span text:style-name="MT3">Superior </text:span><text:span text:style-name="MT3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</text:span><text:span text:style-name="MT4">ck </text:span><text:span text:style-name="MT4">to </text:span><text:span text:style-name="MT4">ed</text:span><text:span text:style-name="MT4">it </text:span><text:span text:style-name="MT4">Ma</text:span><text:span text:style-name="MT4">st</text:span><text:span text:style-name="MT4">er </text:span><text:span text:style-name="MT4">titl</text:span><text:span text:style-name="MT4">e </text:span><text:span text:style-name="MT4">st</text:span><text:span text:style-name="MT4">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</text:span><text:span text:style-name="MT5">ck </text:span><text:span text:style-name="MT5">to </text:span><text:span text:style-name="MT5">edi</text:span><text:span text:style-name="MT5">t </text:span><text:span text:style-name="MT5">Ma</text:span><text:span text:style-name="MT5">ste</text:span><text:span text:style-name="MT5">r </text:span><text:span text:style-name="MT5">titl</text:span><text:span text:style-name="MT5">e </text:span><text:span text:style-name="MT5">sty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3">03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</text:span><text:span text:style-name="MT3">DEEC/Instit</text:span><text:span text:style-name="MT3">uto </text:span><text:span text:style-name="MT3">Superior </text:span><text:span text:style-name="MT3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3</meta:editing-cycles>
    <meta:creation-date>2014-07-21T10:31:21</meta:creation-date>
    <dc:date>2021-04-03T17:21:22.771883411</dc:date>
    <meta:editing-duration>P2DT5H36M58S</meta:editing-duration>
    <meta:generator>LibreOffice/6.4.6.2$Linux_X86_64 LibreOffice_project/40$Build-2</meta:generator>
    <meta:document-statistic meta:object-count="114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